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width="0.102cm" draw:marker-start-width="0.452cm" draw:marker-end-width="0.452cm" draw:fill="none" draw:fill-color="#ffffff" draw:textarea-horizontal-align="center" fo:padding-top="0.175cm" fo:padding-bottom="0.175cm" fo:padding-left="0.2cm" fo:padding-right="0.2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3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6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7" style:family="graphic" style:parent-style-name="objectwithoutfill">
      <style:graphic-properties svg:stroke-width="0.051cm" draw:marker-start-width="0.376cm" draw:marker-end="Arrow" draw:marker-end-width="0.254cm" draw:fill="none" draw:textarea-horizontal-align="center" fo:padding-top="0.05cm" fo:padding-bottom="0.05cm" fo:padding-left="0.076cm" fo:padding-right="0.076cm"/>
    </style:style>
    <style:style style:name="gr8" style:family="graphic" style:parent-style-name="objectwithoutfill">
      <style:graphic-properties draw:marker-end="Arrow" draw:marker-end-width="0.254cm" draw:fill="none" draw:textarea-horizontal-align="center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1.539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1.885cm"/>
    </style:style>
    <style:style style:name="gr11" style:family="graphic" style:parent-style-name="objectwithoutfill">
      <style:graphic-properties draw:fill="none"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13" style:family="graphic" style:parent-style-name="standard">
      <style:graphic-properties draw:stroke="dash" draw:stroke-dash="Ultrafine_20_Dashed" svg:stroke-width="0.028cm" draw:marker-start-width="0.342cm" draw:marker-end-width="0.342cm" draw:fill="none" draw:fill-color="#ffffff" draw:textarea-horizontal-align="left" draw:textarea-vertical-align="bottom" fo:padding-top="0.039cm" fo:padding-bottom="0.039cm" fo:padding-left="0.065cm" fo:padding-right="0.065cm"/>
    </style:style>
    <style:style style:name="gr14" style:family="graphic" style:parent-style-name="objectwithoutfill">
      <style:graphic-properties svg:stroke-width="0.05cm" draw:marker-start-width="0.45cm" draw:marker-end="Arrow" draw:marker-end-width="0.25cm" draw:fill="none" draw:textarea-horizontal-align="center" fo:padding-top="0.05cm" fo:padding-bottom="0.05cm" fo:padding-left="0.076cm" fo:padding-right="0.076cm"/>
    </style:style>
    <style:style style:name="gr15" style:family="graphic" style:parent-style-name="objectwithoutfill">
      <style:graphic-properties draw:marker-end="Arrow" draw:marker-end-width="0.25cm" draw:fill="none" draw:textarea-horizontal-align="center"/>
    </style:style>
    <style:style style:name="gr16" style:family="graphic" style:parent-style-name="standard">
      <style:graphic-properties draw:textarea-horizontal-align="center"/>
    </style:style>
    <style:style style:name="gr17" style:family="graphic" style:parent-style-name="standard">
      <style:graphic-properties draw:stroke="none" fo:min-height="0.395cm" fo:min-width="1.143cm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20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77cm" fo:min-width="0.866cm"/>
    </style:style>
    <style:style style:name="P1" style:family="paragraph">
      <style:paragraph-properties fo:text-align="center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text-properties fo:font-size="8pt" fo:font-weight="normal" style:font-size-asian="8pt" style:font-weight-asian="normal" style:font-size-complex="8pt" style:font-weight-complex="normal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2pt"/>
    </style:style>
    <style:style style:name="P7" style:family="paragraph">
      <style:paragraph-properties fo:text-align="center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6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8cm" svg:height="11.988cm" svg:x="1.508cm" svg:y="1.257cm">
          <text:p/>
        </draw:rect>
        <draw:frame draw:style-name="gr2" draw:text-style-name="P2" draw:layer="layout" svg:width="1.8cm" svg:height="0.9cm" svg:x="1.75cm" svg:y="1.45cm">
          <draw:text-box>
            <text:p><text:span text:style-name="T1">UAF</text:span></text:p>
          </draw:text-box>
        </draw:frame>
        <draw:g>
          <draw:polyline draw:style-name="gr3" draw:layer="layout" svg:width="0.249cm" svg:height="0.499cm" svg:x="1.5cm" svg:y="12.1cm" svg:viewBox="0 0 250 500" draw:points="0,0 250,250 0,500">
            <text:p/>
          </draw:polyline>
          <draw:frame draw:style-name="gr4" draw:text-style-name="P3" draw:layer="layout" svg:width="1.391cm" svg:height="0.445cm" svg:x="1.859cm" svg:y="12.108cm">
            <draw:text-box>
              <text:p><text:span text:style-name="T2">piShlClk</text:span></text:p>
            </draw:text-box>
          </draw:frame>
        </draw:g>
        <draw:g>
          <draw:frame draw:style-name="gr5" draw:text-style-name="P3" draw:layer="layout" svg:width="1.408cm" svg:height="0.445cm" svg:x="1.845cm" svg:y="11.608cm">
            <draw:text-box>
              <text:p><text:span text:style-name="T2">piShlRst</text:span></text:p>
            </draw:text-box>
          </draw:frame>
          <draw:line draw:style-name="gr6" draw:layer="layout" svg:x1="1.5cm" svg:y1="11.85cm" svg:x2="1.75cm" svg:y2="11.85cm">
            <text:p/>
          </draw:line>
        </draw:g>
        <draw:polyline draw:style-name="gr7" draw:layer="layout" svg:width="0.002cm" svg:height="2.861cm" svg:x="4.253cm" svg:y="9.876cm" svg:viewBox="0 0 3 2862" draw:points="3,2862 3,259 0,0">
          <text:p/>
        </draw:polyline>
        <draw:polyline draw:style-name="gr8" draw:layer="layout" svg:width="0.004cm" svg:height="2.861cm" svg:x="4.756cm" svg:y="9.876cm" svg:viewBox="0 0 5 2862" draw:points="0,2862 0,259 5,0">
          <text:p/>
        </draw:polyline>
        <draw:frame draw:style-name="gr9" draw:text-style-name="P3" draw:layer="layout" svg:width="1.641cm" svg:height="0.445cm" svg:x="4.562cm" svg:y="11.008cm">
          <draw:text-box>
            <text:p><text:span text:style-name="T2">siMeta</text:span></text:p>
          </draw:text-box>
        </draw:frame>
        <draw:frame draw:style-name="gr10" draw:text-style-name="P3" draw:layer="layout" svg:width="1.987cm" svg:height="0.445cm" svg:x="4.063cm" svg:y="10.508cm">
          <draw:text-box>
            <text:p><text:span text:style-name="T2">siData</text:span></text:p>
          </draw:text-box>
        </draw:frame>
        <draw:g>
          <draw:line draw:style-name="gr11" draw:layer="layout" svg:x1="4.587cm" svg:y1="12.265cm" svg:x2="5.044cm" svg:y2="12.036cm">
            <text:p/>
          </draw:line>
          <draw:frame draw:style-name="gr12" draw:text-style-name="P4" draw:layer="layout" svg:width="0.417cm" svg:height="0.369cm" svg:x="4.762cm" svg:y="11.643cm">
            <draw:text-box>
              <text:p><text:span text:style-name="T3">96</text:span></text:p>
            </draw:text-box>
          </draw:frame>
        </draw:g>
        <draw:g>
          <draw:line draw:style-name="gr11" draw:layer="layout" svg:x1="4.087cm" svg:y1="12.266cm" svg:x2="4.544cm" svg:y2="12.037cm">
            <text:p/>
          </draw:line>
          <draw:frame draw:style-name="gr12" draw:text-style-name="P4" draw:layer="layout" svg:width="0.417cm" svg:height="0.369cm" svg:x="4.262cm" svg:y="11.644cm">
            <draw:text-box>
              <text:p><text:span text:style-name="T3">64</text:span></text:p>
            </draw:text-box>
          </draw:frame>
        </draw:g>
        <draw:polyline draw:style-name="gr7" draw:layer="layout" svg:width="0.002cm" svg:height="2.812cm" svg:x="15.853cm" svg:y="9.882cm" svg:viewBox="0 0 3 2813" draw:points="3,0 3,2554 0,2813">
          <text:p/>
        </draw:polyline>
        <draw:polyline draw:style-name="gr8" draw:layer="layout" svg:width="0.016cm" svg:height="2.786cm" svg:x="16.339cm" svg:y="9.883cm" svg:viewBox="0 0 17 2787" draw:points="0,0 17,2477 0,2787">
          <text:p/>
        </draw:polyline>
        <draw:g>
          <draw:line draw:style-name="gr11" draw:layer="layout" svg:x1="16.187cm" svg:y1="12.072cm" svg:x2="16.644cm" svg:y2="11.843cm">
            <text:p/>
          </draw:line>
          <draw:frame draw:style-name="gr12" draw:text-style-name="P4" draw:layer="layout" svg:width="0.417cm" svg:height="0.369cm" svg:x="16.362cm" svg:y="11.45cm">
            <draw:text-box>
              <text:p><text:span text:style-name="T3">96</text:span></text:p>
            </draw:text-box>
          </draw:frame>
        </draw:g>
        <draw:g>
          <draw:line draw:style-name="gr11" draw:layer="layout" svg:x1="15.687cm" svg:y1="12.073cm" svg:x2="16.144cm" svg:y2="11.844cm">
            <text:p/>
          </draw:line>
          <draw:frame draw:style-name="gr12" draw:text-style-name="P4" draw:layer="layout" svg:width="0.417cm" svg:height="0.369cm" svg:x="15.862cm" svg:y="11.451cm">
            <draw:text-box>
              <text:p><text:span text:style-name="T3">64</text:span></text:p>
            </draw:text-box>
          </draw:frame>
        </draw:g>
        <draw:rect draw:style-name="gr13" draw:text-style-name="P6" draw:layer="layout" svg:width="4.039cm" svg:height="3.556cm" svg:x="8.828cm" svg:y="4.949cm">
          <text:p text:style-name="P5"><text:span text:style-name="T4">pEPt</text:span></text:p>
          <text:p text:style-name="P5"><text:span text:style-name="T5"><text:s text:c="4"/></text:span><text:span text:style-name="T5">pEchoPathTrhough</text:span><text:span text:style-name="T4"> </text:span></text:p>
        </draw:rect>
        <draw:connector draw:style-name="gr14" draw:layer="layout" draw:line-skew="-1.79cm" svg:x1="6.497cm" svg:y1="7.925cm" svg:x2="14.698cm" svg:y2="7.926cm" draw:start-shape="id1" draw:start-glue-point="0" draw:end-shape="id2" draw:end-glue-point="0" svg:d="M6497 7925v-2291h8201v2292">
          <text:p/>
        </draw:connector>
        <draw:connector draw:style-name="gr15" draw:layer="layout" draw:line-skew="-0.977cm" svg:x1="7.098cm" svg:y1="7.926cm" svg:x2="14.097cm" svg:y2="7.925cm" draw:start-shape="id3" draw:start-glue-point="0" draw:end-shape="id4" draw:end-glue-point="0" svg:d="M7098 7926v-1479h6999v1478">
          <text:p/>
        </draw:connector>
        <draw:rect draw:style-name="gr16" xml:id="id6" draw:id="id6" draw:layer="layout" svg:width="0.609cm" svg:height="0.355cm" svg:x="8.095cm" svg:y="2.925cm">
          <text:p/>
        </draw:rect>
        <draw:rect draw:style-name="gr16" xml:id="id8" draw:id="id8" draw:layer="layout" svg:width="0.609cm" svg:height="0.355cm" svg:x="8.095cm" svg:y="3.626cm">
          <text:p/>
        </draw:rect>
        <draw:rect draw:style-name="gr16" xml:id="id9" draw:id="id9" draw:layer="layout" svg:width="0.609cm" svg:height="0.355cm" svg:x="12.496cm" svg:y="2.725cm">
          <text:p/>
        </draw:rect>
        <draw:rect draw:style-name="gr16" xml:id="id11" draw:id="id11" draw:layer="layout" svg:width="0.609cm" svg:height="0.355cm" svg:x="12.496cm" svg:y="3.426cm">
          <text:p/>
        </draw:rect>
        <draw:rect draw:style-name="gr16" xml:id="id5" draw:id="id5" draw:layer="layout" svg:width="0.609cm" svg:height="0.355cm" svg:x="4.893cm" svg:y="7.925cm">
          <text:p/>
        </draw:rect>
        <draw:rect draw:style-name="gr16" xml:id="id7" draw:id="id7" draw:layer="layout" svg:width="0.609cm" svg:height="0.355cm" svg:x="5.494cm" svg:y="7.926cm">
          <text:p/>
        </draw:rect>
        <draw:rect draw:style-name="gr16" xml:id="id12" draw:id="id12" draw:layer="layout" svg:width="0.609cm" svg:height="0.355cm" svg:x="15.693cm" svg:y="7.925cm">
          <text:p/>
        </draw:rect>
        <draw:rect draw:style-name="gr16" xml:id="id10" draw:id="id10" draw:layer="layout" svg:width="0.609cm" svg:height="0.355cm" svg:x="16.294cm" svg:y="7.926cm">
          <text:p/>
        </draw:rect>
        <draw:connector draw:style-name="gr14" draw:layer="layout" svg:x1="5.197cm" svg:y1="7.925cm" svg:x2="8.095cm" svg:y2="3.102cm" draw:start-shape="id5" draw:start-glue-point="0" draw:end-shape="id6" draw:end-glue-point="3" svg:d="M5197 7925v-4823h2898">
          <text:p/>
        </draw:connector>
        <draw:connector draw:style-name="gr15" draw:layer="layout" svg:x1="5.798cm" svg:y1="7.926cm" svg:x2="8.095cm" svg:y2="3.803cm" draw:start-shape="id7" draw:start-glue-point="0" draw:end-shape="id8" draw:end-glue-point="3" svg:d="M5798 7926v-4123h2297">
          <text:p/>
        </draw:connector>
        <draw:connector draw:style-name="gr14" draw:layer="layout" svg:x1="13.105cm" svg:y1="2.902cm" svg:x2="16.598cm" svg:y2="7.926cm" draw:start-shape="id9" draw:start-glue-point="1" draw:end-shape="id10" draw:end-glue-point="0" svg:d="M13105 2902h3493v5024">
          <text:p/>
        </draw:connector>
        <draw:connector draw:style-name="gr15" draw:layer="layout" svg:x1="13.105cm" svg:y1="3.603cm" svg:x2="15.997cm" svg:y2="7.925cm" draw:start-shape="id11" draw:start-glue-point="1" draw:end-shape="id12" draw:end-glue-point="0" svg:d="M13105 3603h2892v4322">
          <text:p/>
        </draw:connector>
        <draw:frame draw:style-name="gr17" draw:text-style-name="P3" draw:layer="layout" svg:width="1.245cm" svg:height="0.445cm" svg:x="6.092cm" svg:y="2.54cm">
          <draw:text-box>
            <text:p><text:span text:style-name="T2">Data</text:span></text:p>
          </draw:text-box>
        </draw:frame>
        <draw:custom-shape draw:style-name="gr18" draw:text-style-name="P7" draw:layer="layout" svg:width="0.807cm" svg:height="0.291cm" svg:x="6.294cm" svg:y="2.965cm">
          <text:p text:style-name="P1"><text:span text:style-name="T6">1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7" draw:text-style-name="P3" draw:layer="layout" svg:width="1.245cm" svg:height="0.445cm" svg:x="6.093cm" svg:y="3.241cm">
          <draw:text-box>
            <text:p><text:span text:style-name="T2">Meta</text:span></text:p>
          </draw:text-box>
        </draw:frame>
        <draw:custom-shape draw:style-name="gr18" draw:text-style-name="P7" draw:layer="layout" svg:width="0.807cm" svg:height="0.291cm" svg:x="6.295cm" svg:y="3.666cm">
          <text:p text:style-name="P1"><text:span text:style-name="T6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7" draw:text-style-name="P3" draw:layer="layout" svg:width="1.245cm" svg:height="0.445cm" svg:x="13.792cm" svg:y="2.341cm">
          <draw:text-box>
            <text:p><text:span text:style-name="T2">Data</text:span></text:p>
          </draw:text-box>
        </draw:frame>
        <draw:custom-shape draw:style-name="gr18" draw:text-style-name="P7" draw:layer="layout" svg:width="0.807cm" svg:height="0.291cm" svg:x="13.994cm" svg:y="2.766cm">
          <text:p text:style-name="P1"><text:span text:style-name="T6">1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7" draw:text-style-name="P3" draw:layer="layout" svg:width="1.245cm" svg:height="0.445cm" svg:x="13.793cm" svg:y="3.042cm">
          <draw:text-box>
            <text:p><text:span text:style-name="T2">Meta</text:span></text:p>
          </draw:text-box>
        </draw:frame>
        <draw:custom-shape draw:style-name="gr18" draw:text-style-name="P7" draw:layer="layout" svg:width="0.807cm" svg:height="0.291cm" svg:x="13.995cm" svg:y="3.467cm">
          <text:p text:style-name="P1"><text:span text:style-name="T6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19" draw:text-style-name="P8" draw:layer="layout" svg:width="14.783cm" svg:height="0.559cm" svg:x="3.26cm" svg:y="12.612cm">
          <text:p><text:span text:style-name="T7">SHELL/USIF</text:span></text:p>
        </draw:rect>
        <draw:polyline draw:style-name="gr8" draw:layer="layout" svg:width="0.046cm" svg:height="2.692cm" svg:x="16.81cm" svg:y="9.978cm" svg:viewBox="0 0 47 2693" draw:points="0,0 47,2383 30,2693">
          <text:p/>
        </draw:polyline>
        <draw:frame draw:style-name="gr9" draw:text-style-name="P3" draw:layer="layout" svg:width="1.641cm" svg:height="0.445cm" svg:x="16.663cm" svg:y="11.116cm">
          <draw:text-box>
            <text:p><text:span text:style-name="T2">soDLen</text:span></text:p>
          </draw:text-box>
        </draw:frame>
        <draw:g>
          <draw:line draw:style-name="gr11" draw:layer="layout" svg:x1="16.688cm" svg:y1="12.073cm" svg:x2="17.145cm" svg:y2="11.844cm">
            <text:p/>
          </draw:line>
          <draw:frame draw:style-name="gr12" draw:text-style-name="P4" draw:layer="layout" svg:width="0.417cm" svg:height="0.369cm" svg:x="16.863cm" svg:y="11.451cm">
            <draw:text-box>
              <text:p><text:span text:style-name="T3">16</text:span></text:p>
            </draw:text-box>
          </draw:frame>
        </draw:g>
        <draw:frame draw:style-name="gr9" draw:text-style-name="P3" draw:layer="layout" svg:width="1.641cm" svg:height="0.445cm" svg:x="16.162cm" svg:y="10.715cm">
          <draw:text-box>
            <text:p><text:span text:style-name="T2">soMeta</text:span></text:p>
          </draw:text-box>
        </draw:frame>
        <draw:frame draw:style-name="gr10" draw:text-style-name="P3" draw:layer="layout" svg:width="1.987cm" svg:height="0.445cm" svg:x="15.663cm" svg:y="10.215cm">
          <draw:text-box>
            <text:p><text:span text:style-name="T2">soData</text:span></text:p>
          </draw:text-box>
        </draw:frame>
        <draw:rect draw:style-name="gr16" xml:id="id13" draw:id="id13" draw:layer="layout" svg:width="0.609cm" svg:height="0.355cm" svg:x="12.497cm" svg:y="4.127cm">
          <text:p/>
        </draw:rect>
        <draw:frame draw:style-name="gr17" draw:text-style-name="P3" draw:layer="layout" svg:width="1.245cm" svg:height="0.445cm" svg:x="13.795cm" svg:y="3.743cm">
          <draw:text-box>
            <text:p><text:span text:style-name="T2">DLen</text:span></text:p>
          </draw:text-box>
        </draw:frame>
        <draw:rect draw:style-name="gr16" xml:id="id14" draw:id="id14" draw:layer="layout" svg:width="0.609cm" svg:height="0.355cm" svg:x="15.094cm" svg:y="7.926cm">
          <text:p/>
        </draw:rect>
        <draw:connector draw:style-name="gr15" draw:layer="layout" svg:x1="13.106cm" svg:y1="4.304cm" svg:x2="15.398cm" svg:y2="7.926cm" draw:start-shape="id13" draw:start-glue-point="1" draw:end-shape="id14" draw:end-glue-point="0" svg:d="M13106 4304h2292v3622">
          <text:p/>
        </draw:connector>
        <draw:custom-shape draw:style-name="gr18" draw:text-style-name="P7" draw:layer="layout" svg:width="0.807cm" svg:height="0.291cm" svg:x="13.996cm" svg:y="4.168cm">
          <text:p text:style-name="P1"><text:span text:style-name="T6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20" draw:text-style-name="P6" draw:layer="layout" svg:width="5.15cm" svg:height="2.657cm" svg:x="8.021cm" svg:y="2.104cm">
          <text:p text:style-name="P5"><text:span text:style-name="T4">pESf</text:span></text:p>
          <text:p text:style-name="P5"><text:span text:style-name="T5"><text:s text:c="4"/></text:span><text:span text:style-name="T5">pEchoStoreForward</text:span><text:span text:style-name="T4"> </text:span></text:p>
        </draw:rect>
        <draw:rect draw:style-name="gr16" xml:id="id1" draw:id="id1" draw:layer="layout" svg:width="0.609cm" svg:height="0.355cm" svg:x="6.193cm" svg:y="7.925cm">
          <text:p/>
        </draw:rect>
        <draw:rect draw:style-name="gr16" xml:id="id3" draw:id="id3" draw:layer="layout" svg:width="0.609cm" svg:height="0.355cm" svg:x="6.794cm" svg:y="7.926cm">
          <text:p/>
        </draw:rect>
        <draw:rect draw:style-name="gr16" xml:id="id15" draw:id="id15" draw:layer="layout" svg:width="0.609cm" svg:height="0.355cm" svg:x="7.295cm" svg:y="7.927cm">
          <text:p/>
        </draw:rect>
        <draw:rect draw:style-name="gr16" xml:id="id4" draw:id="id4" draw:layer="layout" svg:width="0.609cm" svg:height="0.355cm" svg:x="13.793cm" svg:y="7.925cm">
          <text:p/>
        </draw:rect>
        <draw:rect draw:style-name="gr16" xml:id="id2" draw:id="id2" draw:layer="layout" svg:width="0.609cm" svg:height="0.355cm" svg:x="14.394cm" svg:y="7.926cm">
          <text:p/>
        </draw:rect>
        <draw:rect draw:style-name="gr16" xml:id="id16" draw:id="id16" draw:layer="layout" svg:width="0.609cm" svg:height="0.355cm" svg:x="13.294cm" svg:y="7.926cm">
          <text:p/>
        </draw:rect>
        <draw:connector draw:style-name="gr15" draw:layer="layout" draw:line-skew="-0.292cm" svg:x1="7.599cm" svg:y1="7.927cm" svg:x2="13.598cm" svg:y2="7.926cm" draw:start-shape="id15" draw:start-glue-point="0" draw:end-shape="id16" draw:end-glue-point="0" svg:d="M7599 7927v-794h5999v793">
          <text:p/>
        </draw:connector>
        <draw:rect draw:style-name="gr20" draw:text-style-name="P6" draw:layer="layout" svg:width="5.15cm" svg:height="2.141cm" svg:x="2.821cm" svg:y="7.819cm">
          <text:p text:style-name="P5"><text:span text:style-name="T4">pRXp</text:span></text:p>
          <text:p text:style-name="P5"><text:span text:style-name="T5"><text:s text:c="4"/></text:span><text:span text:style-name="T5">pRecvPath</text:span><text:span text:style-name="T4"> </text:span></text:p>
        </draw:rect>
        <draw:rect draw:style-name="gr20" draw:text-style-name="P6" draw:layer="layout" svg:width="5.15cm" svg:height="2.141cm" svg:x="13.127cm" svg:y="7.786cm">
          <text:p text:style-name="P5"><text:span text:style-name="T4">pTXp</text:span></text:p>
          <text:p text:style-name="P5"><text:span text:style-name="T5"><text:s text:c="4"/></text:span><text:span text:style-name="T5">pXmitPath</text:span><text:span text:style-name="T4"> </text:span></text:p>
        </draw:rect>
        <draw:frame draw:style-name="gr17" draw:text-style-name="P3" draw:layer="layout" svg:width="1.245cm" svg:height="0.445cm" svg:x="9.995cm" svg:y="5.067cm">
          <draw:text-box>
            <text:p><text:span text:style-name="T2">Data</text:span></text:p>
          </draw:text-box>
        </draw:frame>
        <draw:custom-shape draw:style-name="gr18" draw:text-style-name="P7" draw:layer="layout" svg:width="1.067cm" svg:height="0.291cm" svg:x="10.105cm" svg:y="5.492cm">
          <text:p text:style-name="P1"><text:span text:style-name="T6">2048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7" draw:text-style-name="P3" draw:layer="layout" svg:width="1.245cm" svg:height="0.445cm" svg:x="9.996cm" svg:y="5.868cm">
          <draw:text-box>
            <text:p><text:span text:style-name="T2">Meta</text:span></text:p>
          </draw:text-box>
        </draw:frame>
        <draw:custom-shape draw:style-name="gr18" draw:text-style-name="P7" draw:layer="layout" svg:width="0.807cm" svg:height="0.291cm" svg:x="10.198cm" svg:y="6.293cm">
          <text:p text:style-name="P1"><text:span text:style-name="T6">6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7" draw:text-style-name="P3" draw:layer="layout" svg:width="1.245cm" svg:height="0.445cm" svg:x="9.997cm" svg:y="6.569cm">
          <draw:text-box>
            <text:p><text:span text:style-name="T2">DLen</text:span></text:p>
          </draw:text-box>
        </draw:frame>
        <draw:custom-shape draw:style-name="gr18" draw:text-style-name="P7" draw:layer="layout" svg:width="0.807cm" svg:height="0.291cm" svg:x="10.199cm" svg:y="6.994cm">
          <text:p text:style-name="P1"><text:span text:style-name="T6">6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21" draw:text-style-name="P9" draw:layer="layout" svg:width="0.968cm" svg:height="0.527cm" svg:x="6.906cm" svg:y="7.9cm">
          <draw:text-box>
            <text:p text:style-name="P1"><text:span text:style-name="T8">{ 8803 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0.25cm" fo:margin-bottom="0.25cm" fo:margin-left="0.25cm" fo:margin-right="0.25cm" fo:page-width="21cm" fo:page-height="14.8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5DT14H53M47S</meta:editing-duration>
    <meta:editing-cycles>209</meta:editing-cycles>
    <meta:generator>OpenOffice/4.1.6$Unix OpenOffice.org_project/416m1$Build-9790</meta:generator>
    <dc:date>2020-08-10T10:23:38</dc:date>
    <dc:creator>Francois Abel</dc:creator>
    <meta:printed-by>Francois Abel</meta:printed-by>
    <meta:print-date>2018-01-29T17:34:31.89</meta:print-date>
    <meta:document-statistic meta:object-count="79"/>
  </office:meta>
</office:document-meta>
</file>